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d244" officeooo:paragraph-rsid="0016d244"/>
    </style:style>
    <style:style style:name="P2" style:family="paragraph" style:parent-style-name="Standard">
      <style:text-properties officeooo:rsid="0017a304" officeooo:paragraph-rsid="0017a304"/>
    </style:style>
    <style:style style:name="P3" style:family="paragraph" style:parent-style-name="Standard" style:list-style-name="L1">
      <style:text-properties officeooo:rsid="0016d244" officeooo:paragraph-rsid="0016d244"/>
    </style:style>
    <style:style style:name="P4" style:family="paragraph" style:parent-style-name="Standard" style:list-style-name="L1">
      <style:text-properties fo:language="zxx" fo:country="none" officeooo:rsid="0016d244" officeooo:paragraph-rsid="0016d244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officeooo:rsid="0017a304" officeooo:paragraph-rsid="0017a304"/>
    </style:style>
    <style:style style:name="P6" style:family="paragraph" style:parent-style-name="Standard">
      <style:text-properties officeooo:rsid="0017a304" officeooo:paragraph-rsid="0017a304"/>
    </style:style>
    <style:style style:name="P7" style:family="paragraph" style:parent-style-name="Standard">
      <style:text-properties officeooo:rsid="0017d412" officeooo:paragraph-rsid="0017d412"/>
    </style:style>
    <style:style style:name="P8" style:family="paragraph" style:parent-style-name="Standard" style:list-style-name="L3">
      <style:text-properties officeooo:rsid="0017d412" officeooo:paragraph-rsid="0017d412"/>
    </style:style>
    <style:style style:name="P9" style:family="paragraph" style:parent-style-name="Standard" style:list-style-name="L4">
      <style:text-properties officeooo:rsid="0017d412" officeooo:paragraph-rsid="0017d412"/>
    </style:style>
    <style:style style:name="P10" style:family="paragraph" style:parent-style-name="Standard">
      <style:text-properties fo:font-weight="bold" officeooo:rsid="0017d412" officeooo:paragraph-rsid="0017d412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16d244" officeooo:paragraph-rsid="0016d244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nativos: <text:span text:style-name="T1">number.</text:span></text:p>
      <text:p text:style-name="P1">No hay diferencia entre entero, decimal o de notación científica</text:p>
      <text:p text:style-name="P1">Indice de características particulares</text:p>
      <text:list xml:id="list3856954488" text:style-name="L1">
        <text:list-item>
          <text:p text:style-name="P3">Cambios de base</text:p>
        </text:list-item>
        <text:list-item>
          <text:p text:style-name="P3">Infinito y -infinito</text:p>
        </text:list-item>
        <text:list-item>
          <text:p text:style-name="P4">NaN</text:p>
        </text:list-item>
        <text:list-item>
          <text:p text:style-name="P3">Número como ob</text:p>
        </text:list-item>
        <text:list-item>
          <text:p text:style-name="P3">propiedades</text:p>
        </text:list-item>
        <text:list-item>
          <text:p text:style-name="P3">Métodos de propiedades</text:p>
        </text:list-item>
      </text:list>
      <text:p text:style-name="P1"/>
      <text:list xml:id="list123256145233718" text:continue-numbering="true" text:style-name="L1">
        <text:list-item>
          <text:p text:style-name="P3"><text:span text:style-name="T2">toFixed</text:span>(<text:span text:style-name="T2">num</text:span> decimales): cadena con el número específico de decimales indicados.</text:p>
        </text:list-item>
        <text:list-item>
          <text:p text:style-name="P3"><text:span text:style-name="T2">toPrecision</text:span>(<text:span text:style-name="T2">num</text:span> cifras): cadena que con el número especifico de cifras</text:p>
        </text:list-item>
        <text:list-item>
          <text:p text:style-name="P3"><text:span text:style-name="T2">toExponential</text:span>: cadena con el número redondeado a connotación científica</text:p>
        </text:list-item>
        <text:list-item>
          <text:p text:style-name="P3"><text:span text:style-name="T2">valueOf</text:span>: devuelve el valor primitivo de un objeto.</text:p>
        </text:list-item>
        <text:list-item>
          <text:p text:style-name="P3"><text:span text:style-name="T2">ToString</text:span>: devuelve la cadena de n número</text:p>
        </text:list-item>
        <text:list-item>
          <text:p text:style-name="P3"><text:span text:style-name="T2">toLocaleString</text:span>(): devuelve el número convertido al formato local.</text:p>
        </text:list-item>
      </text:list>
      <text:p text:style-name="P1"/>
      <text:list xml:id="list123256380415780" text:continue-numbering="true" text:style-name="L1">
        <text:list-item>
          <text:p text:style-name="P3"><text:span text:style-name="T2">IsNaN</text:span>(<text:span text:style-name="T2">num</text:span>):</text:p>
        </text:list-item>
        <text:list-item>
          <text:p text:style-name="P3"><text:span text:style-name="T2">isFinite</text:span>(<text:span text:style-name="T2">num</text:span>): devuelve si es finito o no</text:p>
        </text:list-item>
        <text:list-item>
          <text:p text:style-name="P3"><text:span text:style-name="T2">parseInti</text:span>(<text:span text:style-name="T2">num</text:span>): convierte el valor pasado a un número entero. Siempre que comience por un <text:s/>número hará la conversión.</text:p>
        </text:list-item>
        <text:list-item>
          <text:p text:style-name="P3"><text:span text:style-name="T2">parseFloat</text:span>(<text:span text:style-name="T2">num</text:span>): igual pero conservado los decimales.</text:p>
        </text:list-item>
      </text:list>
      <text:p text:style-name="P1"/>
      <text:p text:style-name="P1">Mirar métodos del <text:span text:style-name="T1">math.</text:span></text:p>
      <text:p text:style-name="P1"/>
      <text:p text:style-name="P1">-----------------------------------</text:p>
      <text:p text:style-name="P2"/>
      <text:p text:style-name="P2">Para obtener partes de la info del un ob Date</text:p>
      <text:list text:style-name="L2">
        <text:list-item>
          <text:p text:style-name="P5">get:</text:p>
          <text:list>
            <text:list-item>
              <text:p text:style-name="P5">getDay, getDate, getMonth, getFullYear, getHours, getminutes, getSecond</text:p>
            </text:list-item>
          </text:list>
        </text:list-item>
      </text:list>
      <text:p text:style-name="P2"/>
      <text:p text:style-name="P2">-----------------------------------</text:p>
      <text:p text:style-name="P2"/>
      <text:p text:style-name="P10">Manejo de errores</text:p>
      <text:p text:style-name="P7"><text:span text:style-name="T3">Error</text:span>: aplicación deja de funcionar</text:p>
      <text:p text:style-name="P7"><text:span text:style-name="T3">Excepción</text:span>: situación en alguna medida esperada que trata convenientemente</text:p>
      <text:p text:style-name="P7"><text:span text:style-name="T3">Advertencia</text:span>: advierte del error.</text:p>
      <text:p text:style-name="P7"/>
      <text:p text:style-name="P7">Objeto Error con dos propiedades</text:p>
      <text:list text:style-name="L3">
        <text:list-item>
          <text:p text:style-name="P8">Name</text:p>
        </text:list-item>
        <text:list-item>
          <text:p text:style-name="P8">Message</text:p>
        </text:list-item>
      </text:list>
      <text:p text:style-name="P7"/>
      <text:p text:style-name="P7">Métodos</text:p>
      <text:list xml:id="list969321453" text:style-name="L4">
        <text:list-item>
          <text:p text:style-name="P9">RangerError: el rango se va de límite</text:p>
        </text:list-item>
        <text:list-item>
          <text:p text:style-name="P9">ReferemceError: la referencia no existe</text:p>
        </text:list-item>
        <text:list-item>
          <text:p text:style-name="P9">SyntaxError: la sintaxis del texto está mal</text:p>
        </text:list-item>
        <text:list-item>
          <text:p text:style-name="P9">TypeError: el tipo es erróneo</text:p>
        </text:list-item>
        <text:list-item>
          <text:p text:style-name="P9">URIError: URL mal</text:p>
        </text:list-item>
        <text:list-item>
          <text:p text:style-name="P9">Crear el método de Error</text:p>
        </text:list-item>
      </text:list>
      <text:p text:style-name="P7"/>
      <text:p text:style-name="P7">-----------------------------------</text:p>
      <text:p text:style-name="P7"/>
      <text:p text:style-name="P10"><text:soft-page-break/>Objetos</text:p>
      <text:p text:style-name="P7">Un valor de memorial que se refiere mediante un identificador.</text:p>
      <text:p text:style-name="P7"/>
      <text:p text:style-name="P7"/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08:47:32.561000000</meta:creation-date>
    <dc:date>2023-11-03T12:32:54.333000000</dc:date>
    <meta:editing-duration>PT5H20M58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42" meta:word-count="238" meta:character-count="1547" meta:non-whitespace-character-count="1376"/>
  </office:meta>
</office:document-meta>
</file>